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bf102" officeooo:paragraph-rsid="000bf102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4pt" fo:font-weight="bold" officeooo:rsid="000bf102" officeooo:paragraph-rsid="000bf102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4pt" fo:font-weight="bold" officeooo:rsid="000bf102" officeooo:paragraph-rsid="000bf102" style:font-size-asian="14pt" style:font-weight-asian="bold" style:font-size-complex="14pt" style:font-weight-complex="bold"/>
    </style:style>
    <style:style style:name="P5" style:family="paragraph">
      <loext:graphic-properties draw:fill="none" draw:fill-color="#000000"/>
      <style:paragraph-properties fo:text-align="center"/>
      <style:text-properties fo:font-size="12pt"/>
    </style:style>
    <style:style style:name="P6" style:family="paragraph">
      <loext:graphic-properties draw:fill-color="#000000"/>
    </style:style>
    <style:style style:name="P7" style:family="paragraph">
      <loext:graphic-properties draw:fill-color="#000000"/>
      <style:text-properties fo:font-size="12pt"/>
    </style:style>
    <style:style style:name="T1" style:family="text">
      <style:text-properties officeooo:rsid="000bf102"/>
    </style:style>
    <style:style style:name="T2" style:family="text">
      <style:text-properties officeooo:rsid="000bf6c8"/>
    </style:style>
    <style:style style:name="T3" style:family="text">
      <style:text-properties officeooo:rsid="000ccfa7"/>
    </style:style>
    <style:style style:name="gr1" style:family="graphic">
      <style:graphic-properties svg:stroke-width="0.406cm" svg:stroke-color="#000000" draw:marker-start-width="0.956cm" draw:marker-end-width="0.956cm" draw:fill="none" draw:fill-color="#000000" draw:textarea-horizontal-align="justify" draw:textarea-vertical-align="middle" draw:auto-grow-height="false" fo:min-height="1.517cm" fo:min-width="4.374cm" fo:padding-top="0.198cm" fo:padding-bottom="0.198cm" fo:padding-left="0.198cm" fo:padding-right="0.19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406cm" svg:stroke-color="#000000" draw:marker-start-width="0.956cm" draw:marker-end-width="0.956cm" draw:fill="none" draw:fill-color="#000000" draw:textarea-horizontal-align="justify" draw:textarea-vertical-align="middle" draw:auto-grow-height="false" fo:min-height="1.517cm" fo:min-width="12.483cm" fo:padding-top="0.198cm" fo:padding-bottom="0.198cm" fo:padding-left="0.198cm" fo:padding-right="0.19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0.406cm" svg:stroke-color="#000000" draw:marker-start-width="0.956cm" draw:marker-end-width="0.956cm" draw:fill="none" draw:fill-color="#000000" draw:textarea-horizontal-align="justify" draw:textarea-vertical-align="middle" draw:auto-grow-height="false" fo:min-height="1.517cm" fo:min-width="7.922cm" fo:padding-top="0.198cm" fo:padding-bottom="0.198cm" fo:padding-left="0.198cm" fo:padding-right="0.19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fill-color="#000000" draw:textarea-horizontal-align="justify" draw:textarea-vertical-align="middle" draw:auto-grow-height="false" fo:min-height="0.487cm" fo:min-width="0.46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fill-color="#000000" draw:textarea-horizontal-align="justify" draw:textarea-vertical-align="middle" draw:auto-grow-height="false" fo:min-height="0.49cm" fo:min-width="0.46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3"><draw:custom-shape text:anchor-type="paragraph" draw:z-index="0" draw:name="Forma1" draw:style-name="gr1" draw:text-style-name="P5" svg:width="4.975cm" svg:height="2.117cm" svg:x="6.519cm" svg:y="0.108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3">Regrillado </text:p>
      <text:p text:style-name="P2"><text:s text:c="2"/><text:span text:style-name="T1">(grilla de 36x36)</text:span></text:p>
      <text:p text:style-name="P2"/>
      <text:p text:style-name="P2"><draw:custom-shape text:anchor-type="paragraph" draw:z-index="4" draw:name="Forma2" draw:style-name="gr4" draw:text-style-name="P6" svg:width="0.927cm" svg:height="0.556cm" svg:x="8.636cm" svg:y="0.349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2"/>
      <text:p text:style-name="P2"><draw:custom-shape text:anchor-type="paragraph" draw:z-index="1" draw:name="Forma1" draw:style-name="gr2" draw:text-style-name="P5" svg:width="13.084cm" svg:height="2.117cm" svg:x="2.334cm" svg:y="0.11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3">Interpolación</text:p>
      <text:p text:style-name="P3"><text:s/>(8 niveles entre el Holoceno y el Último Máximo Glacia<text:span text:style-name="T3">l</text:span>)</text:p>
      <text:p text:style-name="P3"/>
      <text:p text:style-name="P3"><draw:custom-shape text:anchor-type="paragraph" draw:z-index="5" draw:name="Forma2" draw:style-name="gr4" draw:text-style-name="P6" svg:width="0.927cm" svg:height="0.556cm" svg:x="8.557cm" svg:y="0.355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3"/>
      <text:p text:style-name="P3"><draw:custom-shape text:anchor-type="paragraph" draw:z-index="2" draw:name="Forma1" draw:style-name="gr3" draw:text-style-name="P5" svg:width="8.522cm" svg:height="2.117cm" svg:x="4.519cm" svg:y="0.093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3">Selección de c<text:span text:style-name="T2">u</text:span>adrant<text:span text:style-name="T2">e</text:span>s regionales</text:p>
      <text:p text:style-name="P3">(SA, SP, NP, CP)</text:p>
      <text:p text:style-name="P3"/>
      <text:p text:style-name="P3"><draw:custom-shape text:anchor-type="paragraph" draw:z-index="6" draw:name="Forma2" draw:style-name="gr5" draw:text-style-name="P7" svg:width="0.932cm" svg:height="0.56cm" svg:x="8.583cm" svg:y="0.28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3"/>
      <text:p text:style-name="P3"><draw:custom-shape text:anchor-type="paragraph" draw:z-index="3" draw:name="Forma1" draw:style-name="gr3" draw:text-style-name="P5" svg:width="8.522cm" svg:height="2.117cm" svg:x="4.519cm" svg:y="0.046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3">Almacenamiento en formato “dat”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1T20:36:15.466975917</meta:creation-date>
    <meta:editing-duration>PT1H17M59S</meta:editing-duration>
    <meta:editing-cycles>2</meta:editing-cycles>
    <meta:generator>LibreOffice/5.1.6.2$Linux_X86_64 LibreOffice_project/10m0$Build-2</meta:generator>
    <dc:date>2017-10-11T22:04:22.330161541</dc:date>
    <meta:document-statistic meta:table-count="0" meta:image-count="0" meta:object-count="0" meta:page-count="1" meta:paragraph-count="7" meta:word-count="27" meta:character-count="181" meta:non-whitespace-character-count="157"/>
  </office:meta>
</office:document-meta>
</file>